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2"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title" style:list-style-name="L26">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17" style:family="presentation" style:parent-style-name="TITLE_5f_AND_5f_BODY-outline1" style:list-style-name="L27">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8"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1.058cm" fo:margin-bottom="0cm" fo:line-height="218%" fo:text-align="center"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811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529cm" fo:margin-bottom="0.423cm" fo:line-height="115%"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423cm" fo:margin-bottom="0cm" fo:line-height="183%" fo:text-align="justify"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83%" fo:text-align="justify"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P23"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222222" style:text-line-through-style="none" style:text-line-through-type="none" style:text-position="0% 100%" style:font-name="Arial" fo:font-size="24.5pt" fo:letter-spacing="normal" fo:font-style="normal" style:text-underline-style="none" fo:font-weight="normal" style:font-name-asian="Arial" style:font-size-asian="24.5pt" style:font-style-asian="normal" style:font-weight-asian="normal" style:font-name-complex="Arial" style:font-size-complex="24.5pt" style:font-style-complex="normal" style:font-weight-complex="normal"/>
    </style:style>
    <style:style style:name="T5" style:family="text">
      <style:text-properties fo:font-variant="normal" fo:text-transform="none" fo:color="#19191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6" style:family="text">
      <style:text-properties fo:font-variant="normal" fo:text-transform="none" fo:color="#19191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191919"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9" style:family="text">
      <style:text-properties fo:font-variant="normal" fo:text-transform="none" fo:color="#191919"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10" style:family="text">
      <style:text-properties fo:font-variant="normal" fo:text-transform="none" fo:color="#191919" style:text-line-through-style="none" style:text-line-through-type="none" style:text-position="0% 100%" style:font-name="Arial" fo:font-size="20.1000003814697pt" fo:letter-spacing="normal" fo:font-style="normal" style:text-underline-style="none" fo:font-weight="normal" style:font-name-asian="Arial" style:font-size-asian="20.1000003814697pt" style:font-style-asian="normal" style:font-weight-asian="normal" style:font-name-complex="Arial" style:font-size-complex="20.1000003814697pt" style:font-style-complex="normal" style:font-weight-complex="normal"/>
    </style:style>
    <style:style style:name="T11" style:family="text">
      <style:text-properties fo:font-variant="normal" fo:text-transform="none" fo:color="#191919" style:text-line-through-style="none" style:text-line-through-type="none" style:text-position="0% 100%" style:font-name="Arial" fo:font-size="20.1000003814697pt" fo:letter-spacing="normal" fo:font-style="normal" style:text-underline-style="none" fo:font-weight="bold" style:font-name-asian="Arial" style:font-size-asian="20.1000003814697pt" style:font-style-asian="normal" style:font-weight-asian="bold" style:font-name-complex="Arial" style:font-size-complex="20.1000003814697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5.6000003814697pt" fo:letter-spacing="normal" fo:font-style="normal" style:text-underline-style="none" fo:font-weight="normal" style:font-name-asian="Arial" style:font-size-asian="15.6000003814697pt" style:font-style-asian="normal" style:font-weight-asian="normal" style:font-name-complex="Arial" style:font-size-complex="15.6000003814697pt" style:font-style-complex="normal" style:font-weight-complex="normal"/>
    </style:style>
    <style:style style:name="T13" style:family="text">
      <style:text-properties fo:font-variant="normal" fo:text-transform="none" fo:color="#191919" style:text-line-through-style="none" style:text-line-through-type="none" style:text-position="0% 100%" style:font-name="Arial" fo:font-size="17.3999996185303pt" fo:letter-spacing="normal" fo:font-style="normal" style:text-underline-style="none" fo:font-weight="normal" style:font-name-asian="Arial" style:font-size-asian="17.3999996185303pt" style:font-style-asian="normal" style:font-weight-asian="normal" style:font-name-complex="Arial" style:font-size-complex="17.3999996185303pt" style:font-style-complex="normal" style:font-weight-complex="normal"/>
    </style:style>
    <style:style style:name="T14" style:family="text">
      <style:text-properties fo:font-variant="normal" fo:text-transform="none" fo:color="#191919" style:text-line-through-style="none" style:text-line-through-type="none" style:text-position="0% 100%" style:font-name="Arial" fo:font-size="17.3999996185303pt" fo:letter-spacing="normal" fo:font-style="normal" style:text-underline-style="none" fo:font-weight="bold" style:font-name-asian="Arial" style:font-size-asian="17.3999996185303pt" style:font-style-asian="normal" style:font-weight-asian="bold" style:font-name-complex="Arial" style:font-size-complex="17.3999996185303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6.7000007629395pt" fo:letter-spacing="normal" fo:font-style="normal" style:text-underline-style="none" fo:font-weight="normal" style:font-name-asian="Arial" style:font-size-asian="16.7000007629395pt" style:font-style-asian="normal" style:font-weight-asian="normal" style:font-name-complex="Arial" style:font-size-complex="16.7000007629395pt" style:font-style-complex="normal" style:font-weight-complex="normal"/>
    </style:style>
    <style:style style:name="T16" style:family="text">
      <style:text-properties fo:font-variant="normal" fo:text-transform="none" fo:color="#191919" style:text-line-through-style="none" style:text-line-through-type="none" style:text-position="0% 100%" style:font-name="Arial" fo:font-size="18.5pt" fo:letter-spacing="normal" fo:font-style="normal" style:text-underline-style="none" fo:font-weight="normal" style:font-name-asian="Arial" style:font-size-asian="18.5pt" style:font-style-asian="normal" style:font-weight-asian="normal" style:font-name-complex="Arial" style:font-size-complex="18.5pt" style:font-style-complex="normal" style:font-weight-complex="normal"/>
    </style:style>
    <style:style style:name="T17" style:family="text">
      <style:text-properties fo:font-variant="normal" fo:text-transform="none" fo:color="#191919" style:text-line-through-style="none" style:text-line-through-type="none" style:text-position="0% 100%" style:font-name="Arial" fo:font-size="18.5pt" fo:letter-spacing="normal" fo:font-style="normal" style:text-underline-style="none" fo:font-weight="bold" style:font-name-asian="Arial" style:font-size-asian="18.5pt" style:font-style-asian="normal" style:font-weight-asian="bold" style:font-name-complex="Arial" style:font-size-complex="18.5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34.2000007629395pt" fo:letter-spacing="normal" fo:font-style="normal" style:text-underline-style="none" fo:font-weight="normal" style:font-name-asian="Arial" style:font-size-asian="34.2000007629395pt" style:font-style-asian="normal" style:font-weight-asian="normal" style:font-name-complex="Arial" style:font-size-complex="34.2000007629395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ontserrat" fo:font-size="17pt" fo:letter-spacing="normal" fo:font-style="normal" style:text-underline-style="none" fo:font-weight="bold" style:font-name-asian="Montserrat" style:font-size-asian="17pt" style:font-style-asian="normal" style:font-weight-asian="bold" style:font-name-complex="Montserrat" style:font-size-complex="17pt" style:font-style-complex="normal" style:font-weight-complex="bold"/>
    </style:style>
    <style:style style:name="T20" style:family="text">
      <style:text-properties fo:font-variant="normal" fo:text-transform="none" fo:color="#272626" style:text-line-through-style="none" style:text-line-through-type="none" style:text-position="0% 100%" style:font-name="Montserrat" fo:font-size="26.5pt" fo:letter-spacing="normal" fo:font-style="normal" style:text-underline-style="none" fo:font-weight="bold" style:font-name-asian="Montserrat" style:font-size-asian="26.5pt" style:font-style-asian="normal" style:font-weight-asian="bold" style:font-name-complex="Montserrat" style:font-size-complex="26.5pt" style:font-style-complex="normal" style:font-weight-complex="bold"/>
    </style:style>
    <style:style style:name="T21" style:family="text">
      <style:text-properties fo:font-variant="normal" fo:text-transform="none" fo:color="#272626" style:text-line-through-style="none" style:text-line-through-type="none" style:text-position="0% 100%" style:font-name="Montserrat" fo:font-size="25.5pt" fo:letter-spacing="normal" fo:font-style="normal" style:text-underline-style="none" fo:font-weight="bold" style:font-name-asian="Montserrat" style:font-size-asian="25.5pt" style:font-style-asian="normal" style:font-weight-asian="bold" style:font-name-complex="Montserrat" style:font-size-complex="25.5pt" style:font-style-complex="normal" style:font-weight-complex="bold"/>
    </style:style>
    <style:style style:name="T22" style:family="text">
      <style:text-properties fo:font-variant="normal" fo:text-transform="none" fo:color="#272626"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Arial" style:font-size-complex="31pt" style:font-style-complex="normal" style:font-weight-complex="normal"/>
    </style:style>
    <style:style style:name="T2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30.2000007629395pt" fo:letter-spacing="normal" fo:font-style="normal" style:text-underline-style="none" fo:font-weight="normal" style:font-name-asian="Arial" style:font-size-asian="30.2000007629395pt" style:font-style-asian="normal" style:font-weight-asian="normal" style:font-name-complex="Arial" style:font-size-complex="30.2000007629395pt" style:font-style-complex="normal" style:font-weight-complex="normal"/>
    </style:style>
    <style:style style:name="T26" style:family="text">
      <style:text-properties fo:font-variant="normal" fo:text-transform="none" fo:color="#272626" style:text-line-through-style="none" style:text-line-through-type="none" style:text-position="0% 100%" style:font-name="Montserrat" fo:font-size="19pt" fo:letter-spacing="normal" fo:font-style="normal" style:text-underline-style="none" fo:font-weight="normal" style:font-name-asian="Montserrat" style:font-size-asian="19pt" style:font-style-asian="normal" style:font-weight-asian="normal" style:font-name-complex="Montserrat" style:font-size-complex="19pt" style:font-style-complex="normal" style:font-weight-complex="normal"/>
    </style:style>
    <style:style style:name="T27" style:family="text">
      <style:text-properties fo:font-variant="normal" fo:text-transform="none" fo:color="#272626" style:text-line-through-style="none" style:text-line-through-type="none" style:text-position="0% 100%" style:font-name="Montserrat" fo:font-size="19pt" fo:letter-spacing="normal" fo:font-style="normal" style:text-underline-style="none" fo:font-weight="bold" style:font-name-asian="Montserrat" style:font-size-asian="19pt" style:font-style-asian="normal" style:font-weight-asian="bold" style:font-name-complex="Montserrat" style:font-size-complex="19pt" style:font-style-complex="normal" style:font-weight-complex="bold"/>
    </style:style>
    <style:style style:name="T28" style:family="text">
      <style:text-properties fo:font-variant="normal" fo:text-transform="none" fo:color="#222222" style:text-line-through-style="none" style:text-line-through-type="none" style:text-position="0% 100%" style:font-name="Arial" fo:font-size="19.5pt" fo:letter-spacing="normal" fo:font-style="normal" style:text-underline-style="none" fo:font-weight="bold" style:font-name-asian="Arial" style:font-size-asian="19.5pt" style:font-style-asian="normal" style:font-weight-asian="bold" style:font-name-complex="Arial" style:font-size-complex="19.5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35.2000007629395pt" fo:letter-spacing="normal" fo:font-style="normal" style:text-underline-style="none" fo:font-weight="normal" style:font-name-asian="Arial" style:font-size-asian="35.2000007629395pt" style:font-style-asian="normal" style:font-weight-asian="normal" style:font-name-complex="Arial" style:font-size-complex="35.2000007629395pt" style:font-style-complex="normal" style:font-weight-complex="normal"/>
    </style:style>
    <style:style style:name="T30" style:family="text">
      <style:text-properties fo:font-variant="normal" fo:text-transform="none" fo:color="#272626" style:text-line-through-style="none" style:text-line-through-type="none" style:text-position="0% 100%" style:font-name="Montserrat" fo:font-size="20pt" fo:letter-spacing="normal" fo:font-style="normal" style:text-underline-style="none" fo:font-weight="normal" style:font-name-asian="Montserrat" style:font-size-asian="20pt" style:font-style-asian="normal" style:font-weight-asian="normal" style:font-name-complex="Montserrat" style:font-size-complex="20pt" style:font-style-complex="normal" style:font-weight-complex="normal"/>
    </style:style>
    <style:style style:name="T31" style:family="text">
      <style:text-properties fo:font-variant="normal" fo:text-transform="none" fo:color="#272626" style:text-line-through-style="none" style:text-line-through-type="none" style:text-position="0% 100%" style:font-name="Montserrat" fo:font-size="20pt" fo:letter-spacing="normal" fo:font-style="normal" style:text-underline-style="none" fo:font-weight="bold" style:font-name-asian="Montserrat" style:font-size-asian="20pt" style:font-style-asian="normal" style:font-weight-asian="bold" style:font-name-complex="Montserrat" style:font-size-complex="20pt" style:font-style-complex="normal" style:font-weight-complex="bold"/>
    </style:style>
    <style:style style:name="T32" style:family="text">
      <style:text-properties fo:font-variant="normal" fo:text-transform="none" fo:color="#111111"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Montserrat" fo:font-size="22.2999992370605pt" fo:letter-spacing="normal" fo:font-style="normal" style:text-underline-style="none" fo:font-weight="bold" style:font-name-asian="Montserrat" style:font-size-asian="22.2999992370605pt" style:font-style-asian="normal" style:font-weight-asian="bold" style:font-name-complex="Montserrat" style:font-size-complex="22.2999992370605pt" style:font-style-complex="normal" style:font-weight-complex="bold"/>
    </style:style>
    <style:style style:name="T34" style:family="text">
      <style:text-properties fo:font-variant="normal" fo:text-transform="none" fo:color="#272626" style:text-line-through-style="none" style:text-line-through-type="none" style:text-position="0% 100%" style:font-name="Montserrat" fo:font-size="21pt" fo:letter-spacing="normal" fo:font-style="normal" style:text-underline-style="none" fo:font-weight="normal" style:font-name-asian="Montserrat" style:font-size-asian="21pt" style:font-style-asian="normal" style:font-weight-asian="normal" style:font-name-complex="Montserrat" style:font-size-complex="21pt" style:font-style-complex="normal" style:font-weight-complex="normal"/>
    </style:style>
    <style:style style:name="T35" style:family="text">
      <style:text-properties fo:font-variant="normal" fo:text-transform="none" fo:color="#272626" style:text-line-through-style="none" style:text-line-through-type="none" style:text-position="0% 100%" style:font-name="Montserrat" fo:font-size="21pt" fo:letter-spacing="normal" fo:font-style="normal" style:text-underline-style="none" fo:font-weight="bold" style:font-name-asian="Montserrat" style:font-size-asian="21pt" style:font-style-asian="normal" style:font-weight-asian="bold" style:font-name-complex="Montserrat" style:font-size-complex="21pt" style:font-style-complex="normal" style:font-weight-complex="bold"/>
    </style:style>
    <style:style style:name="T36" style:family="text">
      <style:text-properties fo:font-variant="normal" fo:text-transform="none" fo:color="#272626" style:text-line-through-style="none" style:text-line-through-type="none" style:text-position="0% 100%" style:font-name="Montserrat" fo:font-size="18pt" fo:letter-spacing="normal" fo:font-style="normal" style:text-underline-style="none" fo:font-weight="normal" style:font-name-asian="Montserrat" style:font-size-asian="18pt" style:font-style-asian="normal" style:font-weight-asian="normal" style:font-name-complex="Montserrat" style:font-size-complex="18pt" style:font-style-complex="normal" style:font-weight-complex="normal"/>
    </style:style>
    <style:style style:name="T37" style:family="text">
      <style:text-properties fo:font-variant="normal" fo:text-transform="none" fo:color="#222222" style:text-line-through-style="none" style:text-line-through-type="none" style:text-position="0% 100%" style:font-name="Arial" fo:font-size="14.5pt" fo:letter-spacing="normal" fo:font-style="normal" style:text-underline-style="none" fo:font-weight="normal" style:font-name-asian="Arial" style:font-size-asian="14.5pt" style:font-style-asian="normal" style:font-weight-asian="normal" style:font-name-complex="Arial" style:font-size-complex="14.5pt" style:font-style-complex="normal" style:font-weight-complex="normal"/>
    </style:style>
    <style:style style:name="T38"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9" style:family="text">
      <style:text-properties fo:font-variant="normal" fo:text-transform="none" fo:color="#272626" style:text-line-through-style="none" style:text-line-through-type="none" style:text-position="0% 100%" style:font-name="Montserrat" fo:font-size="12pt" fo:letter-spacing="normal" fo:font-style="normal" style:text-underline-style="none" fo:font-weight="normal" style:font-name-asian="Montserrat" style:font-size-asian="12pt" style:font-style-asian="normal" style:font-weight-asian="normal" style:font-name-complex="Montserrat" style:font-size-complex="12pt" style:font-style-complex="normal" style:font-weight-complex="normal"/>
    </style:style>
    <style:style style:name="T40" style:family="text">
      <style:text-properties fo:font-variant="normal" fo:text-transform="none" fo:color="#272626" style:text-line-through-style="none" style:text-line-through-type="none" style:text-position="0% 100%" style:font-name="Montserrat" fo:font-size="12pt" fo:letter-spacing="normal" fo:font-style="normal" style:text-underline-style="none" fo:font-weight="bold" style:font-name-asian="Montserrat" style:font-size-asian="12pt" style:font-style-asian="normal" style:font-weight-asian="bold" style:font-name-complex="Montserrat" style:font-size-complex="12pt" style:font-style-complex="normal" style:font-weight-complex="bold"/>
    </style:style>
    <style:style style:name="T41" style:family="text">
      <style:text-properties fo:font-variant="normal" fo:text-transform="none" fo:color="#272626" style:text-line-through-style="none" style:text-line-through-type="none" style:text-position="0% 100%" style:font-name="Montserrat" fo:font-size="14pt" fo:letter-spacing="normal" fo:font-style="normal" style:text-underline-style="none" fo:font-weight="normal" style:font-name-asian="Montserrat" style:font-size-asian="14pt" style:font-style-asian="normal" style:font-weight-asian="normal" style:font-name-complex="Montserrat" style:font-size-complex="14pt" style:font-style-complex="normal" style:font-weight-complex="normal"/>
    </style:style>
    <style:style style:name="T42" style:family="text">
      <style:text-properties fo:font-variant="normal" fo:text-transform="none" fo:color="#0097a7" style:text-line-through-style="none" style:text-line-through-type="none" style:text-position="0% 100%" style:font-name="Arial" fo:font-size="13pt" fo:letter-spacing="normal" fo:font-style="normal" style:text-underline-style="solid" style:text-underline-width="auto" style:text-underline-color="font-color" fo:font-weight="normal" style:font-name-asian="Arial" style:font-size-asian="13pt" style:font-style-asian="normal" style:font-weight-asian="normal" style:font-name-complex="Arial" style:font-size-complex="13pt" style:font-style-complex="normal" style:font-weight-complex="normal"/>
    </style:style>
    <style:style style:name="T43"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44"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5" style:family="text">
      <style:text-properties fo:font-variant="normal" fo:text-transform="none" fo:color="#595959" style:text-line-through-style="none" style:text-line-through-type="none" style:text-position="0% 100%" style:font-name="Arial" fo:font-size="21pt" fo:letter-spacing="normal" fo:font-style="normal" style:text-underline-style="none" fo:font-weight="normal" style:font-name-asian="Arial" style:font-size-asian="21pt" style:font-style-asian="normal" style:font-weight-asian="normal" style:font-name-complex="Arial" style:font-size-complex="21pt" style:font-style-complex="normal" style:font-weight-complex="normal"/>
    </style:style>
    <style:style style:name="T46" style:family="text">
      <style:text-properties fo:font-variant="normal" fo:text-transform="none" fo:color="#0097a7" style:text-line-through-style="none" style:text-line-through-type="none" style:text-position="0% 100%" style:font-name="Arial" fo:font-size="16pt" fo:letter-spacing="normal"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47" style:family="text">
      <style:text-properties fo:font-variant="normal" fo:text-transform="none" fo:color="#0097a7" style:text-line-through-style="none" style:text-line-through-type="none" style:text-position="0% 100%" style:font-name="Arial" fo:font-size="11pt" fo:letter-spacing="normal"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19191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style:list-level-properties text:space-before="0.248cm" text:min-label-width="1.022cm"/>
        <style:text-properties fo:color="#19191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248cm" text:min-label-width="1.02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000000" fo:font-size="47%"/>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7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6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32%"/>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169cm" text:min-label-width="1.101cm"/>
        <style:text-properties style:font-name="Montserrat" fo:color="#27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186cm" text:min-label-width="1.084cm"/>
        <style:text-properties style:font-name="Montserrat" fo:color="#27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186cm" text:min-label-width="1.08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186cm" text:min-label-width="1.084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38cm" text:min-label-width="0.89cm"/>
        <style:text-properties style:font-name="Arial"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suffix="." style:num-format="1">
        <style:list-level-properties text:space-before="0.375cm" text:min-label-width="0.895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375cm" text:min-label-width="0.895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suffix="." style:num-format="1">
        <style:list-level-properties text:space-before="0.375cm" text:min-label-width="0.895cm"/>
        <style:text-properties fo:color="#595959" fo:font-size="1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Sentiments Analysi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Draft 0.1</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Sentiment Analysis"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Sentiment Analysis</text:span></text:p>
          </draw:text-box>
        </draw:frame>
        <draw:frame draw:name="Google Shape;61;p14" presentation:style-name="pr5" draw:text-style-name="P8" draw:layer="layout" svg:width="23.667cm" svg:height="9.489cm" svg:x="0.866cm" svg:y="3.201cm" presentation:class="outline" presentation:user-transformed="true">
          <draw:text-box>
            <text:p text:style-name="P7"><text:span text:style-name="T4">Sentiment analysis, also called opinion mining, is the field of study that analyses people’s opinions, sentiments, evaluations, appraisals, attitudes, and emotions towards entities such as products, services, organizations, individuals, issues, events, topics, and their attributes. </text:span></text:p>
          </draw:text-box>
        </draw:frame>
        <presentation:notes draw:style-name="dp2">
          <draw:page-thumbnail draw:name="Google Shape;57;g22f131478f4_0_58:notes" draw:style-name="gr1" draw:layer="layout" svg:width="16.932cm" svg:height="9.524cm" svg:x="1.059cm" svg:y="1.905cm" draw:page-number="2" presentation:class="page"/>
          <draw:frame draw:name="Google Shape;58;g22f131478f4_0_58:notes" presentation:style-name="pr6" draw:text-style-name="P4" draw:layer="layout" svg:width="15.239cm" svg:height="11.429cm" svg:x="1.905cm" svg:y="12.065cm" presentation:class="notes" presentation:placeholder="true" presentation:user-transformed="true">
            <draw:text-box/>
          </draw:frame>
        </presentation:notes>
      </draw:page>
      <draw:page draw:name="Types of Sentiment Analysis" draw:style-name="dp1"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p text:style-name="P5"><text:span text:style-name="T3">Types of Sentiment Analysis</text:span></text:p>
          </draw:text-box>
        </draw:frame>
        <draw:frame draw:name="Google Shape;67;p15" presentation:style-name="pr5" draw:text-style-name="P8" draw:layer="layout" svg:width="23.667cm" svg:height="9.489cm" svg:x="0.866cm" svg:y="3.201cm" presentation:class="outline" presentation:user-transformed="true">
          <draw:text-box>
            <text:list text:style-name="L5">
              <text:list-item>
                <text:p text:style-name="P9"><text:span text:style-name="T5">Aspect-based</text:span><text:span text:style-name="T6">—determine specifically what your customers are discussing, like product prices in online reviews, as well as the sentiments of individual customers.</text:span></text:p>
              </text:list-item>
              <text:list-item>
                <text:p text:style-name="P9"><text:span text:style-name="T5">Emotion detection</text:span><text:span text:style-name="T6">—pinpoint emotions by associating certain words with a particular sentiment.</text:span></text:p>
              </text:list-item>
              <text:list-item>
                <text:p text:style-name="P9"><text:span text:style-name="T5">Fine-grained</text:span><text:span text:style-name="T6">—analyze sentiment across polarity categories (very positive, positive, neutral, negative, or very negative) to help determine customer opinions at more granular levels.</text:span></text:p>
              </text:list-item>
              <text:list-item>
                <text:p text:style-name="P9"><text:span text:style-name="T5">Intent</text:span><text:span text:style-name="T6">—define your customers’ intent so you can understand if they’re purchasing or researching and if you’ll need to track and target later.</text:span></text:p>
              </text:list-item>
            </text:list>
            <text:p text:style-name="P7"><text:span text:style-name="T7"/></text:p>
          </draw:text-box>
        </draw:frame>
        <presentation:notes draw:style-name="dp2">
          <draw:page-thumbnail draw:name="Google Shape;63;g22f131478f4_0_73:notes" draw:style-name="gr1" draw:layer="layout" svg:width="16.932cm" svg:height="9.524cm" svg:x="1.059cm" svg:y="1.905cm" draw:page-number="3" presentation:class="page"/>
          <draw:frame draw:name="Google Shape;64;g22f131478f4_0_73:notes" presentation:style-name="pr7" draw:text-style-name="P4" draw:layer="layout" svg:width="15.239cm" svg:height="11.429cm" svg:x="1.905cm" svg:y="12.065cm" presentation:class="notes" presentation:placeholder="true" presentation:user-transformed="true">
            <draw:text-box/>
          </draw:frame>
        </presentation:notes>
      </draw:page>
      <draw:page draw:name="Process of Sentiment Analysis" draw:style-name="dp1" draw:master-page-name="TITLE_5f_AND_5f_BODY" presentation:presentation-page-layout-name="AL2T1">
        <draw:frame draw:name="Google Shape;72;p16" presentation:style-name="pr4" draw:text-style-name="P6" draw:layer="layout" svg:width="23.667cm" svg:height="1.59cm" svg:x="0.866cm" svg:y="1.236cm" presentation:class="title" presentation:user-transformed="true">
          <draw:text-box>
            <text:p text:style-name="P5"><text:span text:style-name="T8">Process of Sentiment Analysis</text:span></text:p>
          </draw:text-box>
        </draw:frame>
        <draw:frame draw:name="Google Shape;73;p16" presentation:style-name="pr5" draw:text-style-name="P8" draw:layer="layout" svg:width="23.667cm" svg:height="9.489cm" svg:x="0.866cm" svg:y="3.201cm" presentation:class="outline" presentation:user-transformed="true">
          <draw:text-box>
            <text:p text:style-name="P10"><text:span text:style-name="T8">The process of sentiment analysis follows these four steps:</text:span></text:p>
            <text:list text:style-name="L8">
              <text:list-item>
                <text:p text:style-name="P10"><text:span text:style-name="T8">Breaking down the text into components: sentences, phrases, tokens, and parts of speech.</text:span></text:p>
              </text:list-item>
              <text:list-item>
                <text:p text:style-name="P10"><text:span text:style-name="T8">Identifying each phrase and component.</text:span></text:p>
              </text:list-item>
              <text:list-item>
                <text:p text:style-name="P10"><text:span text:style-name="T8">Assigning a sentiment score to each phrase with plus or minus points.</text:span></text:p>
              </text:list-item>
              <text:list-item>
                <text:p text:style-name="P10"><text:span text:style-name="T8">Combining scores for a final sentiment analysis.</text:span></text:p>
              </text:list-item>
            </text:list>
            <text:p text:style-name="P7"><text:span text:style-name="T7"/></text:p>
          </draw:text-box>
        </draw:frame>
        <presentation:notes draw:style-name="dp2">
          <draw:page-thumbnail draw:name="Google Shape;69;g22f131478f4_0_66:notes" draw:style-name="gr1" draw:layer="layout" svg:width="16.932cm" svg:height="9.524cm" svg:x="1.059cm" svg:y="1.905cm" draw:page-number="4" presentation:class="page"/>
          <draw:frame draw:name="Google Shape;70;g22f131478f4_0_66:notes" presentation:style-name="pr8" draw:text-style-name="P4" draw:layer="layout" svg:width="15.239cm" svg:height="11.429cm" svg:x="1.905cm" svg:y="12.065cm" presentation:class="notes" presentation:placeholder="true" presentation:user-transformed="true">
            <draw:text-box/>
          </draw:frame>
        </presentation:notes>
      </draw:page>
      <draw:page draw:name="Three Categories" draw:style-name="dp1" draw:master-page-name="TITLE_5f_AND_5f_BODY" presentation:presentation-page-layout-name="AL2T1">
        <draw:frame draw:name="Google Shape;78;p17" presentation:style-name="pr4" draw:text-style-name="P6" draw:layer="layout" svg:width="23.667cm" svg:height="1.59cm" svg:x="0.866cm" svg:y="1.236cm" presentation:class="title" presentation:user-transformed="true">
          <draw:text-box>
            <text:p text:style-name="P5"><text:span text:style-name="T3">Three Categories</text:span></text:p>
          </draw:text-box>
        </draw:frame>
        <draw:frame draw:name="Google Shape;79;p17" presentation:style-name="pr5" draw:text-style-name="P8" draw:layer="layout" svg:width="23.667cm" svg:height="10.652cm" svg:x="0.866cm" svg:y="3.201cm" presentation:class="outline" presentation:user-transformed="true">
          <draw:text-box>
            <text:p text:style-name="P10"><text:span text:style-name="T9">Automated: </text:span><text:span text:style-name="T10">A </text:span><text:span text:style-name="T11">mix </text:span><text:span text:style-name="T10">of statistics, NLP, and machine-learning algorithms to identify sentiments. </text:span></text:p>
            <text:p text:style-name="P10"><text:span text:style-name="T12"/></text:p>
            <text:p text:style-name="P10"><text:span text:style-name="T9">Rule-based: </text:span><text:span text:style-name="T13">The most straightforward sentiment analysis uses dictionaries or lexicons to explore words and phrases and determine their associated sentiments. This type of approach works well with </text:span><text:span text:style-name="T14">direct and explicit opinions</text:span><text:span text:style-name="T13">. While this system is fast and easy to use, it rarely considers</text:span><text:span text:style-name="T14"> how words are combined in a sequence</text:span><text:span text:style-name="T13">. Teams need to add rules for comparative opinions as this approach can’t readily understand implicit opinions.</text:span></text:p>
            <text:p text:style-name="P10"><text:span text:style-name="T15"/></text:p>
            <text:p text:style-name="P10"><text:span text:style-name="T9">Hybrid: </text:span><text:span text:style-name="T16">Combining both </text:span><text:span text:style-name="T17">rule-based and automated systems</text:span><text:span text:style-name="T16"> means you can gain the </text:span><text:span text:style-name="T17">accuracy and precision you need to truly understand your customers.</text:span><text:span text:style-name="T16"> This is the most powerful system as it contains the emotional information gathered from lexicons, which can be adapted over time.</text:span></text:p>
            <text:p text:style-name="P7"><text:span text:style-name="T7"/></text:p>
          </draw:text-box>
        </draw:frame>
        <presentation:notes draw:style-name="dp2">
          <draw:page-thumbnail draw:name="Google Shape;75;g22f131478f4_0_79:notes" draw:style-name="gr1" draw:layer="layout" svg:width="16.932cm" svg:height="9.524cm" svg:x="1.059cm" svg:y="1.905cm" draw:page-number="5" presentation:class="page"/>
          <draw:frame draw:name="Google Shape;76;g22f131478f4_0_79:notes" presentation:style-name="pr9" draw:text-style-name="P4" draw:layer="layout" svg:width="15.239cm" svg:height="11.429cm" svg:x="1.905cm" svg:y="12.065cm" presentation:class="notes" presentation:placeholder="true" presentation:user-transformed="true">
            <draw:text-box/>
          </draw:frame>
        </presentation:notes>
      </draw:page>
      <draw:page draw:name="Rule Based Tools&#10;&#10;" draw:style-name="dp1" draw:master-page-name="TITLE_5f_AND_5f_BODY" presentation:presentation-page-layout-name="AL2T1">
        <draw:frame draw:name="Google Shape;84;p18" presentation:style-name="pr4" draw:text-style-name="P6" draw:layer="layout" svg:width="23.667cm" svg:height="1.59cm" svg:x="0.866cm" svg:y="1.236cm" presentation:class="title" presentation:user-transformed="true">
          <draw:text-box>
            <text:p text:style-name="P11"><text:span text:style-name="T18">Rule Based Tools</text:span><text:span text:style-name="T18"><text:line-break/></text:span><text:span text:style-name="T18"><text:line-break/></text:span><text:span text:style-name="T18"/></text:p>
          </draw:text-box>
        </draw:frame>
        <draw:frame draw:name="Google Shape;85;p18" presentation:style-name="pr5" draw:text-style-name="P8" draw:layer="layout" svg:width="23.667cm" svg:height="9.489cm" svg:x="0.866cm" svg:y="3.201cm" presentation:class="outline" presentation:user-transformed="true">
          <draw:text-box>
            <text:p text:style-name="P12"><text:span text:style-name="T19">Three NLP Tools</text:span></text:p>
            <text:list text:style-name="L14">
              <text:list-item>
                <text:p text:style-name="P13"><text:span text:style-name="T20">Vader</text:span></text:p>
              </text:list-item>
              <text:list-item>
                <text:p text:style-name="P5"><text:span text:style-name="T20">Flair</text:span></text:p>
              </text:list-item>
              <text:list-item>
                <text:p text:style-name="P5"><text:span text:style-name="T20">TextBlob</text:span></text:p>
              </text:list-item>
            </text:list>
            <text:list text:style-name="L15">
              <text:list-item>
                <text:p text:style-name="P5"><text:span text:style-name="T21">Custom Sentiment Analysis Models!</text:span></text:p>
              </text:list-item>
            </text:list>
            <text:p text:style-name="P14"><text:span text:style-name="T22"/></text:p>
            <text:p text:style-name="P15"><text:span text:style-name="T23"/></text:p>
          </draw:text-box>
        </draw:frame>
        <draw:custom-shape draw:name="Google Shape;86;p18" draw:style-name="gr2" draw:text-style-name="P16" draw:layer="layout" svg:width="25.505cm" svg:height="1.111cm" svg:x="10.623cm" svg:y="14.96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22f131478f4_0_0:notes" draw:style-name="gr1" draw:layer="layout" svg:width="16.932cm" svg:height="9.524cm" svg:x="1.059cm" svg:y="1.905cm" draw:page-number="6" presentation:class="page"/>
          <draw:frame draw:name="Google Shape;82;g22f131478f4_0_0:notes" presentation:style-name="pr10" draw:text-style-name="P17" draw:layer="layout" svg:width="15.239cm" svg:height="11.429cm" svg:x="1.905cm" svg:y="12.065cm" presentation:class="notes" presentation:user-transformed="true">
            <draw:text-box>
              <text:p text:style-name="P5"><text:span text:style-name="T24">Valence Aware Dictionary and sEntiment Reasoner</text:span></text:p>
            </draw:text-box>
          </draw:frame>
        </presentation:notes>
      </draw:page>
      <draw:page draw:name="VADER" draw:style-name="dp1" draw:master-page-name="TITLE_5f_AND_5f_BODY" presentation:presentation-page-layout-name="AL2T1">
        <draw:frame draw:name="Google Shape;91;p19" presentation:style-name="pr11" draw:text-style-name="P6" draw:layer="layout" svg:width="23.667cm" svg:height="1.59cm" svg:x="0.866cm" svg:y="1.236cm" presentation:class="title" presentation:user-transformed="true">
          <draw:text-box>
            <text:p text:style-name="P5"><text:span text:style-name="T25">VADER</text:span></text:p>
          </draw:text-box>
        </draw:frame>
        <draw:frame draw:name="Google Shape;92;p19" presentation:style-name="pr5" draw:text-style-name="P8" draw:layer="layout" svg:width="23.667cm" svg:height="9.489cm" svg:x="0.866cm" svg:y="3.201cm" presentation:class="outline" presentation:user-transformed="true">
          <draw:text-box>
            <text:p text:style-name="P10"><text:span text:style-name="T26">VADER (</text:span><text:span text:style-name="T27">Valence Aware Dictionary and sEntiment Reasoner</text:span><text:span text:style-name="T26">) is a lexicon and rule-based sentiment analysis tool that is specifically designed to handle </text:span><text:span text:style-name="T27">social media texts</text:span><text:span text:style-name="T26">. It uses a sentiment lexicon that is trained on social media data and incorporates rules that handle sentiment intensity, negation, and punctuation.</text:span></text:p>
            <text:p text:style-name="P18"><text:span text:style-name="T26"/></text:p>
            <text:p text:style-name="P19"><text:span text:style-name="T28">Vader sentiment returns the probability of a given input sentence to be positive, negative, and neutral.</text:span></text:p>
          </draw:text-box>
        </draw:frame>
        <presentation:notes draw:style-name="dp2">
          <draw:page-thumbnail draw:name="Google Shape;88;g22f131478f4_0_10:notes" draw:style-name="gr1" draw:layer="layout" svg:width="16.932cm" svg:height="9.524cm" svg:x="1.059cm" svg:y="1.905cm" draw:page-number="7" presentation:class="page"/>
          <draw:frame draw:name="Google Shape;89;g22f131478f4_0_10:notes" presentation:style-name="pr12" draw:text-style-name="P4" draw:layer="layout" svg:width="15.239cm" svg:height="11.429cm" svg:x="1.905cm" svg:y="12.065cm" presentation:class="notes" presentation:placeholder="true" presentation:user-transformed="true">
            <draw:text-box/>
          </draw:frame>
        </presentation:notes>
      </draw:page>
      <draw:page draw:name="Flair" draw:style-name="dp1" draw:master-page-name="TITLE_5f_AND_5f_BODY" presentation:presentation-page-layout-name="AL2T1">
        <draw:frame draw:name="Google Shape;97;p20" presentation:style-name="pr11" draw:text-style-name="P6" draw:layer="layout" svg:width="23.667cm" svg:height="1.59cm" svg:x="0.866cm" svg:y="1.236cm" presentation:class="title" presentation:user-transformed="true">
          <draw:text-box>
            <text:p text:style-name="P5"><text:span text:style-name="T29">Flair</text:span></text:p>
          </draw:text-box>
        </draw:frame>
        <draw:frame draw:name="Google Shape;98;p20" presentation:style-name="pr5" draw:text-style-name="P8" draw:layer="layout" svg:width="23.667cm" svg:height="9.489cm" svg:x="0.866cm" svg:y="3.201cm" presentation:class="outline" presentation:user-transformed="true">
          <draw:text-box>
            <text:p text:style-name="P7"><text:span text:style-name="T30">Flair is a text embedding library that provides </text:span><text:span text:style-name="T31">state-of-the-art</text:span><text:span text:style-name="T30"> models for named entity recognition, part-of-speech tagging, and sentiment analysis. It uses a </text:span><text:span text:style-name="T31">deep learning</text:span><text:span text:style-name="T30"> approach and incorporates </text:span><text:span text:style-name="T31">contextual information</text:span><text:span text:style-name="T30"> to improve the accuracy of its predictions.</text:span></text:p>
          </draw:text-box>
        </draw:frame>
        <presentation:notes draw:style-name="dp2">
          <draw:page-thumbnail draw:name="Google Shape;94;g22f131478f4_0_16:notes" draw:style-name="gr1" draw:layer="layout" svg:width="16.932cm" svg:height="9.524cm" svg:x="1.059cm" svg:y="1.905cm" draw:page-number="8" presentation:class="page"/>
          <draw:frame draw:name="Google Shape;95;g22f131478f4_0_16:notes" presentation:style-name="pr13" draw:text-style-name="P4" draw:layer="layout" svg:width="15.239cm" svg:height="11.429cm" svg:x="1.905cm" svg:y="12.065cm" presentation:class="notes" presentation:placeholder="true" presentation:user-transformed="true">
            <draw:text-box/>
          </draw:frame>
        </presentation:notes>
      </draw:page>
      <draw:page draw:name="Flair" draw:style-name="dp1" draw:master-page-name="TITLE_5f_AND_5f_BODY" presentation:presentation-page-layout-name="AL2T1">
        <draw:frame draw:name="Google Shape;103;p21" presentation:style-name="pr4" draw:text-style-name="P6" draw:layer="layout" svg:width="23.667cm" svg:height="1.59cm" svg:x="0.866cm" svg:y="1.236cm" presentation:class="title" presentation:user-transformed="true">
          <draw:text-box>
            <text:p text:style-name="P5"><text:span text:style-name="T3">Flair</text:span></text:p>
          </draw:text-box>
        </draw:frame>
        <draw:frame draw:name="Google Shape;104;p21" presentation:style-name="pr5" draw:text-style-name="P8" draw:layer="layout" svg:width="23.667cm" svg:height="9.489cm" svg:x="0.866cm" svg:y="3.201cm" presentation:class="outline" presentation:user-transformed="true">
          <draw:text-box>
            <text:p text:style-name="P10"><text:span text:style-name="T7">Flair is a powerful NLP library that allows you to apply state-of-the-art natural language processing (NLP) models to your text, such as named entity recognition (NER), sentiment analysis, part-of-speech tagging (PoS), special support for biomedical data, sense disambiguation and classification, with support for a rapidly growing number of languages. </text:span></text:p>
            <text:p text:style-name="P19"><text:span text:style-name="T32">Flair’s sentiment classifier is based on a character-level LSTM neural network which takes sequences of letters and words into account when predicting. It’s based on a corpus but in the meantime, it could also predict a sentiment for OOV (Out of Vocab) words including typos</text:span></text:p>
          </draw:text-box>
        </draw:frame>
        <presentation:notes draw:style-name="dp2">
          <draw:page-thumbnail draw:name="Google Shape;100;g22f131478f4_0_102:notes" draw:style-name="gr1" draw:layer="layout" svg:width="16.932cm" svg:height="9.524cm" svg:x="1.059cm" svg:y="1.905cm" draw:page-number="9" presentation:class="page"/>
          <draw:frame draw:name="Google Shape;101;g22f131478f4_0_102:notes" presentation:style-name="pr14" draw:text-style-name="P4" draw:layer="layout" svg:width="15.239cm" svg:height="11.429cm" svg:x="1.905cm" svg:y="12.065cm" presentation:class="notes" presentation:placeholder="true" presentation:user-transformed="true">
            <draw:text-box/>
          </draw:frame>
        </presentation:notes>
      </draw:page>
      <draw:page draw:name="TEXTBLOB" draw:style-name="dp1" draw:master-page-name="TITLE_5f_AND_5f_BODY" presentation:presentation-page-layout-name="AL2T1">
        <draw:frame draw:name="Google Shape;109;p22" presentation:style-name="pr4" draw:text-style-name="P6" draw:layer="layout" svg:width="23.667cm" svg:height="1.59cm" svg:x="0.866cm" svg:y="1.236cm" presentation:class="title" presentation:user-transformed="true">
          <draw:text-box>
            <text:p text:style-name="P5"><text:span text:style-name="T33">TEXTBLOB</text:span></text:p>
          </draw:text-box>
        </draw:frame>
        <draw:frame draw:name="Google Shape;110;p22" presentation:style-name="pr5" draw:text-style-name="P8" draw:layer="layout" svg:width="23.667cm" svg:height="9.859cm" svg:x="0.866cm" svg:y="3.201cm" presentation:class="outline" presentation:user-transformed="true">
          <draw:text-box>
            <text:p text:style-name="P10"><text:span text:style-name="T34">TextBlob is a Python library that provides a simple API for sentiment analysis, </text:span><text:span text:style-name="T35">part-of-speech tagging</text:span><text:span text:style-name="T34">, and noun phrase extraction. </text:span><text:span text:style-name="T35">It uses a rule-based approach and a machine learning model to analyze text data</text:span><text:span text:style-name="T34">.</text:span></text:p>
            <text:p text:style-name="P18"><text:span text:style-name="T26">TEXTBLOB returns </text:span><text:span text:style-name="T36">( Polarity and Subjectivity):</text:span><text:span text:style-name="T34">:</text:span></text:p>
            <text:list text:style-name="L20">
              <text:list-item>
                <text:p text:style-name="P20"><text:span text:style-name="T37">Polarity is a float that lies between [-1,1], -1 indicates negative sentiment and +1 indicates positive sentiments.</text:span></text:p>
              </text:list-item>
              <text:list-item>
                <text:p text:style-name="P21"><text:span text:style-name="T37">Subjectivity is also a float that lies in the range of [0,1]. Subjective sentences generally refer to opinion, emotion, or judgment.</text:span></text:p>
              </text:list-item>
            </text:list>
          </draw:text-box>
        </draw:frame>
        <presentation:notes draw:style-name="dp2">
          <draw:page-thumbnail draw:name="Google Shape;106;g22f131478f4_0_22:notes" draw:style-name="gr1" draw:layer="layout" svg:width="16.932cm" svg:height="9.524cm" svg:x="1.059cm" svg:y="1.905cm" draw:page-number="10" presentation:class="page"/>
          <draw:frame draw:name="Google Shape;107;g22f131478f4_0_22:notes" presentation:style-name="pr15" draw:text-style-name="P4" draw:layer="layout" svg:width="15.239cm" svg:height="11.429cm" svg:x="1.905cm" svg:y="12.065cm" presentation:class="notes" presentation:placeholder="true" presentation:user-transformed="true">
            <draw:text-box/>
          </draw:frame>
        </presentation:notes>
      </draw:page>
      <draw:page draw:name="Various results sample tests shows following results" draw:style-name="dp1" draw:master-page-name="TITLE_5f_AND_5f_BODY" presentation:presentation-page-layout-name="AL2T1">
        <draw:frame draw:name="Google Shape;115;p23" presentation:style-name="pr4" draw:text-style-name="P6" draw:layer="layout" svg:width="23.667cm" svg:height="1.59cm" svg:x="0.866cm" svg:y="1.236cm" presentation:class="title" presentation:user-transformed="true">
          <draw:text-box>
            <text:p text:style-name="P5"><text:span text:style-name="T3">Various results sample tests shows following results</text:span></text:p>
          </draw:text-box>
        </draw:frame>
        <draw:frame draw:name="Google Shape;116;p23" presentation:style-name="pr5" draw:text-style-name="P8" draw:layer="layout" svg:width="23.667cm" svg:height="10.44cm" svg:x="0.866cm" svg:y="3.201cm" presentation:class="outline" presentation:user-transformed="true">
          <draw:text-box>
            <text:p text:style-name="P10"><text:span text:style-name="T38">Vader</text:span></text:p>
            <text:p text:style-name="P18"><text:span text:style-name="T39">Analysis responses are quite extreme in both ends, potentially due to the way the compound scores are calculated. Vader was </text:span><text:span text:style-name="T40">made to be distinct in its answer</text:span><text:span text:style-name="T39">.</text:span></text:p>
            <text:p text:style-name="P18"><text:span text:style-name="T38">Flair</text:span><text:span text:style-name="T38"><text:line-break/></text:span><text:span text:style-name="T39">Both cases (positivity and negativity) were not nearly as extreme as Vader, possibly owing to its emphasis on context awareness, and </text:span><text:span text:style-name="T40">using the entire text</text:span><text:span text:style-name="T39"> throughout its analysis.</text:span></text:p>
            <text:p text:style-name="P18"><text:span text:style-name="T38">Flair</text:span></text:p>
            <text:p text:style-name="P18"><text:span text:style-name="T39">TextBlob struggled completely to provide a significant polarity, despite the pre-processing</text:span></text:p>
            <text:p text:style-name="P18"><text:span text:style-name="T39"/></text:p>
            <text:p text:style-name="P19"><text:span text:style-name="T41">For Details see </text:span><text:span text:style-name="T42"><text:a xlink:href="https://aashishmehta.com/sentiment-analysis-comparison/" xlink:type="simple">here</text:a></text:span><text:span text:style-name="T41"><text:s/>(https://aashishmehta.com/sentiment-analysis-comparison/)</text:span></text:p>
          </draw:text-box>
        </draw:frame>
        <presentation:notes draw:style-name="dp2">
          <draw:page-thumbnail draw:name="Google Shape;112;g22f131478f4_0_29:notes" draw:style-name="gr1" draw:layer="layout" svg:width="16.932cm" svg:height="9.524cm" svg:x="1.059cm" svg:y="1.905cm" draw:page-number="11" presentation:class="page"/>
          <draw:frame draw:name="Google Shape;113;g22f131478f4_0_29:notes" presentation:style-name="pr10" draw:text-style-name="P17" draw:layer="layout" svg:width="15.239cm" svg:height="11.429cm" svg:x="1.905cm" svg:y="12.065cm" presentation:class="notes" presentation:user-transformed="true">
            <draw:text-box>
              <text:p text:style-name="P7"><text:span text:style-name="T43"><text:a xlink:href="https://aashishmehta.com/sentiment-analysis-comparison/" xlink:type="simple">Vader vs Flair vs TextBlob - Sentiment Analysis Comparison (aashishmehta.com)</text:a></text:span></text:p>
            </draw:text-box>
          </draw:frame>
        </presentation:notes>
      </draw:page>
      <draw:page draw:name="page12" draw:style-name="dp1" draw:master-page-name="TITLE_5f_AND_5f_BODY" presentation:presentation-page-layout-name="AL2T1">
        <draw:frame draw:name="Google Shape;121;p24" presentation:style-name="pr16" draw:text-style-name="P22" draw:layer="layout" svg:width="23.667cm" svg:height="1.59cm" svg:x="0.866cm" svg:y="1.236cm" presentation:class="title" presentation:placeholder="true" presentation:user-transformed="true">
          <draw:text-box/>
        </draw:frame>
        <draw:frame draw:name="Google Shape;122;p24" presentation:style-name="pr17" draw:text-style-name="P23" draw:layer="layout" svg:width="23.667cm" svg:height="9.489cm" svg:x="0.866cm" svg:y="3.201cm" presentation:class="outline" presentation:placeholder="true" presentation:user-transformed="true">
          <draw:text-box/>
        </draw:frame>
        <presentation:notes draw:style-name="dp2">
          <draw:page-thumbnail draw:name="Google Shape;118;g22f131478f4_0_48:notes" draw:style-name="gr1" draw:layer="layout" svg:width="16.932cm" svg:height="9.524cm" svg:x="1.059cm" svg:y="1.905cm" draw:page-number="12" presentation:class="page"/>
          <draw:frame draw:name="Google Shape;119;g22f131478f4_0_48:notes" presentation:style-name="pr18" draw:text-style-name="P4"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2T1">
        <draw:frame draw:name="Google Shape;127;p25" presentation:style-name="pr4" draw:text-style-name="P6" draw:layer="layout" svg:width="23.667cm" svg:height="1.59cm" svg:x="0.866cm" svg:y="1.236cm" presentation:class="title" presentation:user-transformed="true">
          <draw:text-box>
            <text:p text:style-name="P5"><text:span text:style-name="T3">References</text:span></text:p>
          </draw:text-box>
        </draw:frame>
        <draw:frame draw:name="Google Shape;128;p25" presentation:style-name="pr5" draw:text-style-name="P8" draw:layer="layout" svg:width="23.667cm" svg:height="9.489cm" svg:x="0.866cm" svg:y="3.201cm" presentation:class="outline" presentation:user-transformed="true">
          <draw:text-box>
            <text:p text:style-name="P10"><text:span text:style-name="T7"/></text:p>
            <text:list text:style-name="L22">
              <text:list-item>
                <text:p text:style-name="P18"><text:span text:style-name="T44">Vader vs Flair vs TextBlob - Sentiment Analysis Comparison</text:span></text:p>
              </text:list-item>
            </text:list>
            <text:p text:style-name="P18"><text:span text:style-name="T45"><text:s text:c="7"/></text:span><text:span text:style-name="T46"><text:a xlink:href="https://aashishmehta.com/sentiment-analysis-comparison/" xlink:type="simple">https://aashishmehta.com/sentiment-analysis-comparison/</text:a></text:span><text:span text:style-name="T44"><text:s/></text:span></text:p>
            <text:list text:style-name="L24">
              <text:list-item>
                <text:p text:style-name="P18"><text:span text:style-name="T47"><text:a xlink:href="https://learn.microsoft.com/en-us/azure/cognitive-services/language-service/sentiment-opinion-mining/overview" xlink:type="simple">What is sentiment analysis and opinion mining in Azure Cognitive Service for Language? - Azure Cognitive Services | Microsoft Learn</text:a></text:span></text:p>
              </text:list-item>
              <text:list-item>
                <text:p text:style-name="P10"><text:span text:style-name="T47"><text:a xlink:href="https://learn.microsoft.com/en-us/ai-builder/flow-sentiment-analysis" xlink:type="simple">Use the sentiment analysis prebuilt model in Power Automate - AI Builder | Microsoft Learn</text:a></text:span></text:p>
              </text:list-item>
              <text:list-item>
                <text:p text:style-name="P10"><text:span text:style-name="T47"><text:a xlink:href="https://learn.microsoft.com/en-us/ai-builder/" xlink:type="simple">AI Builder documentation | Microsoft Learn</text:a></text:span></text:p>
              </text:list-item>
              <text:list-item>
                <text:p text:style-name="P10"><text:span text:style-name="T47"><text:a xlink:href="https://dynamics.microsoft.com/en-us/ai/customer-insights/what-is-a-cdp/" xlink:type="simple">What Is a CDP | Microsoft Dynamics 365</text:a></text:span></text:p>
              </text:list-item>
              <text:list-item>
                <text:p text:style-name="P10"><text:span text:style-name="T47"><text:a xlink:href="https://neptune.ai/blog/sentiment-analysis-python-textblob-vs-vader-vs-flair" xlink:type="simple">Sentiment Analysis in Python: TextBlob vs Vader Sentiment vs Flair vs Building It From Scratch (neptune.ai)</text:a></text:span></text:p>
              </text:list-item>
            </text:list>
            <text:p text:style-name="P18"><text:span text:style-name="T7"/></text:p>
            <text:p text:style-name="P19"><text:span text:style-name="T7"/></text:p>
          </draw:text-box>
        </draw:frame>
        <presentation:notes draw:style-name="dp2">
          <draw:page-thumbnail draw:name="Google Shape;124;g22f131478f4_0_39:notes" draw:style-name="gr1" draw:layer="layout" svg:width="16.932cm" svg:height="9.524cm" svg:x="1.059cm" svg:y="1.905cm" draw:page-number="13" presentation:class="page"/>
          <draw:frame draw:name="Google Shape;125;g22f131478f4_0_39:notes" presentation:style-name="pr1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ontserrat" svg:font-family="Montserrat"/>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1"/>
    <meta:generator>LibreOfficeDev/6.0.5.2$Linux_X86_64 LibreOffice_project/</meta:generator>
  </office:meta>
</office:document-meta>
</file>